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9BCBE9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" draw:fill-image-width="1cm" draw:fill-image-height="1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="solid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="solid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Predvolené-subtitle" style:list-style-name="L3">
      <style:graphic-properties draw:fill-color="#ffffff" draw:textarea-horizontal-align="justify" draw:textarea-vertical-align="top" draw:auto-grow-height="true" fo:min-height="9.134cm" loext:decorative="false"/>
      <style:paragraph-properties style:writing-mode="lr-tb"/>
    </style:style>
    <style:style style:name="pr4" style:family="presentation" style:parent-style-name="Predvolené-title">
      <style:graphic-properties fo:min-height="2.629cm" loext:decorative="false"/>
      <style:paragraph-properties style:writing-mode="lr-tb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fo:color="#000000" loext:opacity="100%" fo:font-size="24pt" fo:font-weight="bold" style:font-size-asian="24pt" style:font-weight-asian="bold" style:font-size-complex="24pt" style:font-weight-complex="bold" fo:hyphenate="false" loext:hyphenation-no-caps="false" loext:hyphenation-no-last-word="false"/>
    </style:style>
    <style:style style:name="P6" style:family="paragraph">
      <loext:graphic-properties draw:fill-color="#ffffff"/>
      <style:paragraph-properties fo:text-align="justify"/>
      <style:text-properties fo:color="#000000" loext:opacity="100%" fo:font-size="24pt" fo:font-weight="bold" style:font-size-asian="24pt" style:font-weight-asian="bold" style:font-size-complex="24pt" style:font-weight-complex="bold" fo:hyphenate="false" loext:hyphenation-no-caps="false" loext:hyphenation-no-last-word="false"/>
    </style:style>
    <style:style style:name="P7" style:family="paragraph">
      <style:text-properties fo:color="#000000" loext:opacity="100%"/>
    </style:style>
    <style:style style:name="P8" style:family="paragraph">
      <style:text-properties fo:color="#000000" loext:opacity="100%"/>
    </style:style>
    <style:style style:name="T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 text:style-name="P2"><text:span text:style-name="T1">Herak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0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5"><text:span text:style-name="T2">Herakles</text:span><text:span text:style-name="T3"> (gr. </text:span><text:span text:style-name="T4">Ἡρακλς</text:span><text:span text:style-name="T3">) je v gréckej mytológii syn boha </text:span><text:span text:style-name="T2">Dia </text:span><text:span text:style-name="T3">a </text:span><text:span text:style-name="T2">Alkmény</text:span><text:span text:style-name="T3">, dcéry mykénskeho kráľa </text:span><text:span text:style-name="T2">Elektryóna</text:span><text:span text:style-name="T3">.</text:span></text:p>
              </text:list-item>
              <text:list-item>
                <text:p text:style-name="P5"><text:span text:style-name="T3">Bol najväčší hrdina gréckych mýtov a bájí.</text:span></text:p>
              </text:list-item>
            </text:list>
          </draw:text-box>
        </draw:frame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5">Herakle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" xlink:href="Pictures/10000000000007800000043869BCBE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07T14:59:39.099061500</meta:creation-date>
    <dc:date>2025-03-07T15:51:51.938372400</dc:date>
    <meta:editing-duration>PT2M2S</meta:editing-duration>
    <meta:editing-cycles>1</meta:editing-cycles>
    <meta:document-statistic meta:object-count="30"/>
    <meta:generator>LibreOffice/25.2.0.3$Windows_X86_64 LibreOffice_project/e1cf4a87eb02d755bce1a01209907ea5ddc8f069</meta:generator>
  </office:meta>
</office:document-meta>
</file>